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71.93mm"/>
    </style:style>
    <style:style style:name="co3" style:family="table-column">
      <style:table-column-properties fo:break-before="auto" style:column-width="53.41mm"/>
    </style:style>
    <style:style style:name="co4" style:family="table-column">
      <style:table-column-properties fo:break-before="auto" style:column-width="68.05mm"/>
    </style:style>
    <style:style style:name="co5" style:family="table-column">
      <style:table-column-properties fo:break-before="auto" style:column-width="33.16mm"/>
    </style:style>
    <style:style style:name="co6" style:family="table-column">
      <style:table-column-properties fo:break-before="auto" style:column-width="34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8"/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5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Truth tables for the decision-making process of main, as it loops over each file/folder in the locations-list fi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otation:</text:p>
          </table:table-cell>
          <table:table-cell office:value-type="string" calcext:value-type="string">
            <text:p>HE (Host exists)</text:p>
          </table:table-cell>
          <table:table-cell table:style-name="Default" office:value-type="string" calcext:value-type="string">
            <text:p>UTD (host listed as up-to-date)</text:p>
          </table:table-cell>
          <table:table-cell table:style-name="Default" office:value-type="string" calcext:value-type="string">
            <text:p>SP (synced previously, i.e. LASTSYNCDATE exists)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 (Rmvbl exists)</text:p>
          </table:table-cell>
          <table:table-cell table:style-name="Default"/>
          <table:table-cell table:style-name="Default" office:value-type="string" calcext:value-type="string">
            <text:p>ST (sync time)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HT (host mod time)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T (rmvbl mod time)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STAGE 1</text:p>
          </table:table-cell>
          <table:table-cell office:value-type="string" calcext:value-type="string">
            <text:p>logic of (non)existence of the items, the sync record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HE</text:p>
          </table:table-cell>
          <table:table-cell table:style-name="ce10" office:value-type="string" calcext:value-type="string">
            <text:p>RE</text:p>
          </table:table-cell>
          <table:table-cell table:style-name="ce10" office:value-type="string" calcext:value-type="string">
            <text:p>SP</text:p>
          </table:table-cell>
          <table:table-cell table:style-name="ce13" office:value-type="string" calcext:value-type="string">
            <text:p>UTD</text:p>
          </table:table-cell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Action</text:p>
          </table:table-cell>
          <table:table-cell table:style-name="ce13" office:value-type="string" calcext:value-type="string">
            <text:p>Automatic mode dialog answer</text:p>
          </table:table-cell>
          <table:table-cell table:style-name="ce18" office:value-type="string" calcext:value-type="string">
            <text:p>UTD list state</text:p>
          </table:table-cell>
          <table:table-cell office:value-type="string" calcext:value-type="string">
            <text:p>UTD</text:p>
          </table:table-cell>
          <table:table-cell table:number-columns-repeated="101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11" office:value-type="string" calcext:value-type="string">
            <text:p>WARNINGStatusInconsistent</text:p>
          </table:table-cell>
          <table:table-cell table:style-name="ce11" office:value-type="string" calcext:value-type="string">
            <text:p>eraseItemFromStatusFileDialog</text:p>
          </table:table-cell>
          <table:table-cell table:style-name="ce14"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90,91,92</text:p>
          </table:table-cell>
          <table:table-cell table:style-name="ce8"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UnexpectedSyncStatusAbsence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(three possibilities, based on mod times, are merge rmvbl&gt;host, merge host&gt;rmvbl, do nothing)</text:p>
          </table:table-cell>
          <table:table-cell office:value-type="string" calcext:value-type="string">
            <text:p>host only, none, n</text:p>
          </table:table-cell>
          <table:table-cell office:value-type="string" calcext:value-type="string">
            <text:p>host, none, other</text:p>
          </table:table-cell>
          <table:table-cell table:number-columns-repeated="1014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8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yncedButRmvblAbsent</text:p>
          </table:table-cell>
          <table:table-cell office:value-type="string" calcext:value-type="string">
            <text:p>rmvblMissing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8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edButRmvblAbsent</text:p>
          </table:table-cell>
          <table:table-cell office:value-type="string" calcext:value-type="string">
            <text:p>rmvblMissing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st-time sync</text:p>
          </table:table-cell>
          <table:table-cell office:value-type="string" calcext:value-type="string">
            <text:p>sync host&gt;rmvbl</text:p>
          </table:table-cell>
          <table:table-cell/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table:number-columns-repeated="1014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yncedButHostAbsent</text:p>
          </table:table-cell>
          <table:table-cell office:value-type="string" calcext:value-type="string">
            <text:p>hostMissing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edButHostAbsent</text:p>
          </table:table-cell>
          <table:table-cell office:value-type="string" calcext:value-type="string">
            <text:p>hostMissing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st-time sync</text:p>
          </table:table-cell>
          <table:table-cell office:value-type="string" calcext:value-type="string">
            <text:p>sync rmvbl&gt;host</text:p>
          </table:table-cell>
          <table:table-cell/>
          <table:table-cell office:value-type="string" calcext:value-type="string">
            <text:p>host appended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yncStatusForNonexistentItems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StatusForNonexistentItems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NonexistentItems</text:p>
          </table:table-cell>
          <table:table-cell office:value-type="string" calcext:value-type="string">
            <text:p>eraseItemFromLocsList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N/A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7" office:value-type="string" calcext:value-type="string" table:number-columns-spanned="3" table:number-rows-spanned="2">
            <text:p>No problems → go to STAGE 2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N/A</text:p>
          </table:table-cell>
          <table:table-cell table:style-name="ce9" office:value-type="string" calcext:value-type="string">
            <text:p>y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covered-table-cell table:number-columns-repeated="2" table:style-name="ce12"/>
          <table:covered-table-cell table:style-name="ce16"/>
          <table:table-cell table:style-name="ce6"/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STAGE 2</text:p>
          </table:table-cell>
          <table:table-cell office:value-type="string" calcext:value-type="string">
            <text:p>logic of host/rmvbl modification times and time of last sync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style-name="ce19" office:value-type="string" calcext:value-type="string" table:number-columns-spanned="2" table:number-rows-spanned="1">
            <text:p>Folder</text:p>
          </table:table-cell>
          <table:covered-table-cell/>
          <table:table-cell table:style-name="ce19" office:value-type="string" calcext:value-type="string" table:number-columns-spanned="2" table:number-rows-spanned="1">
            <text:p>File (if different)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time ordering</text:p>
          </table:table-cell>
          <table:table-cell table:style-name="ce13" office:value-type="string" calcext:value-type="string">
            <text:p>UTD</text:p>
          </table:table-cell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Action</text:p>
          </table:table-cell>
          <table:table-cell table:style-name="ce13" office:value-type="string" calcext:value-type="string">
            <text:p>Automatic mode dialog answer</text:p>
          </table:table-cell>
          <table:table-cell table:style-name="ce18" office:value-type="string" calcext:value-type="string">
            <text:p>UTD list stat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T &lt; ST &lt;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nc host&gt;rmvb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T &lt; ST &lt;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Folder: merge host&gt;rmvbl, file: do nothing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othe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T &lt; ST &lt;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rive modified directly</text:p>
          </table:table-cell>
          <table:table-cell office:value-type="string" calcext:value-type="string">
            <text:p>sync rmvbl&gt;ho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T &lt; ST &lt;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nc rmvbl&gt;ho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t appended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T &lt; HT &lt;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Folder: merge rmvbl&gt;host, file: do nothing</text:p>
          </table:table-cell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host and othe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T &lt; HT &lt;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Folder: merge rmvbl&gt;host, file: do nothing</text:p>
          </table:table-cell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othe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T &lt; RT &lt;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Folder: merge host&gt;rmvbl, file: do nothing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host and othe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T &lt; RT &lt;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Folder: merge host&gt;rmvbl, file: do nothing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othe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T &lt; RT =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T &lt; RT =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T &lt; RT &lt;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reachable</text:p>
          </table:table-cell>
          <table:table-cell office:value-type="string" calcext:value-type="string">
            <text:p>do nothing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HT &lt; RT &lt;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 (any other comment?)</text:p>
          </table:table-cell>
          <table:table-cell office:value-type="string" calcext:value-type="string">
            <text:p>sync rmvbl&gt;ho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t appended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RT &lt; HT &lt;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reachable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RT &lt; HT &lt;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RT = HT &lt;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changes since last sync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RT = HT &lt;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reachable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T &lt; HT =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RT &lt; HT =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HT = ST &lt;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HT = ST &lt;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HT &lt; ST =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HT &lt; ST =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RT = ST &lt;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RT = ST &lt;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RT = ST =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RT = ST = HT</text:p>
          </table:table-cell>
          <table:table-cell table:style-name="ce16" office:value-type="string" calcext:value-type="string">
            <text:p>n</text:p>
          </table:table-cell>
          <table:table-cell table:style-name="ce12" office:value-type="string" calcext:value-type="string">
            <text:p>error</text:p>
          </table:table-cell>
          <table:table-cell table:style-name="ce12" office:value-type="string" calcext:value-type="string">
            <text:p>do nothing</text:p>
          </table:table-cell>
          <table:table-cell table:style-name="ce16" office:value-type="string" calcext:value-type="string">
            <text:p>?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Sheet1.A8:Sheet1.H21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08:47:33.055828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7:35:46.675937870</meta:creation-date>
    <meta:generator>LibreOffice/5.1.6.2$Linux_X86_64 LibreOffice_project/10m0$Build-2</meta:generator>
    <dc:date>2017-03-18T09:40:37.668837541</dc:date>
    <meta:editing-duration>PT3H55M19S</meta:editing-duration>
    <meta:editing-cycles>44</meta:editing-cycles>
    <meta:document-statistic meta:table-count="1" meta:cell-count="398" meta:object-count="0"/>
  </office:meta>
</office:document-meta>
</file>